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225AFDB8608432FE94E.png" manifest:media-type="image/png"/>
  <manifest:file-entry manifest:full-path="Pictures/10000201000003E7000002188735677E518B1F93.png" manifest:media-type="image/png"/>
  <manifest:file-entry manifest:full-path="Pictures/10000201000003F400000214838BF527221812E2.png" manifest:media-type="image/png"/>
  <manifest:file-entry manifest:full-path="Pictures/10000201000003FD0000019C6F0BA2CC8313F775.png" manifest:media-type="image/png"/>
  <manifest:file-entry manifest:full-path="Pictures/10000201000003F400000222022F502D2E8B3DA7.png" manifest:media-type="image/png"/>
  <manifest:file-entry manifest:full-path="Pictures/10000201000003E00000021F86226910377257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6.86cm" draw:z-index="0"><draw:image xlink:href="Pictures/10000201000003FD0000019C6F0BA2CC8313F775.png" xlink:type="simple" xlink:show="embed" xlink:actuate="onLoad" loext:mime-type="image/png"/></draw:frame></text:p>
      <text:p text:style-name="Standard"><draw:frame draw:style-name="fr1" draw:name="Image2" text:anchor-type="paragraph" svg:width="17cm" svg:height="9.305cm" draw:z-index="1"><draw:image xlink:href="Pictures/10000201000003E00000021F86226910377257FE.png" xlink:type="simple" xlink:show="embed" xlink:actuate="onLoad" loext:mime-type="image/png"/></draw:frame></text:p>
      <text:p text:style-name="Standard"><draw:frame draw:style-name="fr1" draw:name="Image3" text:anchor-type="paragraph" svg:width="17cm" svg:height="9.17cm" draw:z-index="2"><draw:image xlink:href="Pictures/10000201000003F400000222022F502D2E8B3DA7.png" xlink:type="simple" xlink:show="embed" xlink:actuate="onLoad" loext:mime-type="image/png"/></draw:frame><text:soft-page-break/></text:p>
      <text:p text:style-name="Standard"><draw:frame draw:style-name="fr1" draw:name="Image4" text:anchor-type="paragraph" svg:width="17cm" svg:height="8.936cm" draw:z-index="3"><draw:image xlink:href="Pictures/10000201000003F400000214838BF527221812E2.png" xlink:type="simple" xlink:show="embed" xlink:actuate="onLoad" loext:mime-type="image/png"/></draw:frame><draw:frame draw:style-name="fr1" draw:name="Image5" text:anchor-type="paragraph" svg:width="17cm" svg:height="9.121cm" draw:z-index="4"><draw:image xlink:href="Pictures/10000201000003E7000002188735677E518B1F93.png" xlink:type="simple" xlink:show="embed" xlink:actuate="onLoad" loext:mime-type="image/png"/></draw:frame></text:p>
      <text:p text:style-name="Standard"><draw:frame draw:style-name="fr2" draw:name="Image6" text:anchor-type="paragraph" svg:width="17cm" svg:height="8.888cm" draw:z-index="5"><draw:image xlink:href="Pictures/100002010000041A00000225AFDB8608432FE94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8:59:36.470830712</meta:creation-date>
    <dc:date>2020-04-15T19:01:28.568984772</dc:date>
    <meta:editing-duration>PT1M53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